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4000b" officeooo:paragraph-rsid="0014000b"/>
    </style:style>
    <style:style style:name="T1" style:family="text">
      <style:text-properties fo:language="en" fo:country="US"/>
    </style:style>
    <style:style style:name="T2" style:family="text">
      <style:text-properties officeooo:rsid="001592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 работы со статической библиотекой.</text:p>
      <text:p text:style-name="P1"/>
      <text:p text:style-name="P1">- <text:span text:style-name="T2">функция иницализации.</text:span></text:p>
      <text:p text:style-name="P1">- чтение <text:span text:style-name="T1">XML</text:span>, загрузка дерева и закрытие файла.</text:p>
      <text:p text:style-name="P1"><text:span text:style-name="T1">- </text:span>получение <text:span text:style-name="T1">Node </text:span>на корень дерева. Должна быть возможность копирования структуры.</text:p>
      <text:p text:style-name="P1">- удаление дере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23S</meta:editing-duration>
    <meta:editing-cycles>4</meta:editing-cycles>
    <meta:generator>LibreOffice/5.1.4.2$Windows_x86 LibreOffice_project/f99d75f39f1c57ebdd7ffc5f42867c12031db97a</meta:generator>
    <dc:date>2017-04-11T19:11:20.062000000</dc:date>
    <meta:document-statistic meta:table-count="0" meta:image-count="0" meta:object-count="0" meta:page-count="1" meta:paragraph-count="5" meta:word-count="30" meta:character-count="213" meta:non-whitespace-character-count="188"/>
    <meta:user-defined meta:name="Info 1"/>
    <meta:user-defined meta:name="Info 2"/>
    <meta:user-defined meta:name="Info 3"/>
    <meta:user-defined meta:name="Info 4"/>
  </office:meta>
</office:document-meta>
</file>